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6150.15134501" calcext:value-type="float">
            <text:p>6150.15134501</text:p>
          </table:table-cell>
          <table:table-cell table:number-columns-repeated="2"/>
          <table:table-cell table:formula="of:=[.A2]-[.A1]" office:value-type="float" office:value="6150.15134501" calcext:value-type="float">
            <text:p>6150.15134501</text:p>
          </table:table-cell>
          <table:table-cell table:number-columns-repeated="3"/>
        </table:table-row>
        <table:table-row table:style-name="ro1">
          <table:table-cell office:value-type="float" office:value="11475.7249532" calcext:value-type="float">
            <text:p>11475.7249532</text:p>
          </table:table-cell>
          <table:table-cell table:number-columns-repeated="2"/>
          <table:table-cell table:formula="of:=[.A3]-[.A2]" office:value-type="float" office:value="5325.57360819" calcext:value-type="float">
            <text:p>5325.57360819</text:p>
          </table:table-cell>
          <table:table-cell table:number-columns-repeated="3"/>
        </table:table-row>
        <table:table-row table:style-name="ro1">
          <table:table-cell office:value-type="float" office:value="16856.599205" calcext:value-type="float">
            <text:p>16856.599205</text:p>
          </table:table-cell>
          <table:table-cell table:number-columns-repeated="2"/>
          <table:table-cell table:formula="of:=[.A4]-[.A3]" office:value-type="float" office:value="5380.8742518" calcext:value-type="float">
            <text:p>5380.8742518</text:p>
          </table:table-cell>
          <table:table-cell table:number-columns-repeated="3"/>
        </table:table-row>
        <table:table-row table:style-name="ro1">
          <table:table-cell office:value-type="float" office:value="22455.693294" calcext:value-type="float">
            <text:p>22455.693294</text:p>
          </table:table-cell>
          <table:table-cell table:number-columns-repeated="2"/>
          <table:table-cell table:formula="of:=[.A5]-[.A4]" office:value-type="float" office:value="5599.094089" calcext:value-type="float">
            <text:p>5599.094089</text:p>
          </table:table-cell>
          <table:table-cell table:number-columns-repeated="3"/>
        </table:table-row>
        <table:table-row table:style-name="ro1">
          <table:table-cell office:value-type="float" office:value="28091.8042731" calcext:value-type="float">
            <text:p>28091.8042731</text:p>
          </table:table-cell>
          <table:table-cell table:number-columns-repeated="2"/>
          <table:table-cell table:formula="of:=[.A6]-[.A5]" office:value-type="float" office:value="5636.1109791" calcext:value-type="float">
            <text:p>5636.1109791</text:p>
          </table:table-cell>
          <table:table-cell table:number-columns-repeated="3"/>
        </table:table-row>
        <table:table-row table:style-name="ro1">
          <table:table-cell office:value-type="float" office:value="33371.739414" calcext:value-type="float">
            <text:p>33371.739414</text:p>
          </table:table-cell>
          <table:table-cell table:number-columns-repeated="2"/>
          <table:table-cell table:formula="of:=[.A7]-[.A6]" office:value-type="float" office:value="5279.9351409" calcext:value-type="float">
            <text:p>5279.9351409</text:p>
          </table:table-cell>
          <table:table-cell table:number-columns-repeated="3"/>
        </table:table-row>
        <table:table-row table:style-name="ro1">
          <table:table-cell office:value-type="float" office:value="38210.2259221" calcext:value-type="float">
            <text:p>38210.2259221</text:p>
          </table:table-cell>
          <table:table-cell table:number-columns-repeated="2"/>
          <table:table-cell table:formula="of:=[.A8]-[.A7]" office:value-type="float" office:value="4838.4865081" calcext:value-type="float">
            <text:p>4838.4865081</text:p>
          </table:table-cell>
          <table:table-cell table:number-columns-repeated="3"/>
        </table:table-row>
        <table:table-row table:style-name="ro1">
          <table:table-cell office:value-type="float" office:value="43200.7229512" calcext:value-type="float">
            <text:p>43200.7229512</text:p>
          </table:table-cell>
          <table:table-cell table:number-columns-repeated="2"/>
          <table:table-cell table:formula="of:=[.A9]-[.A8]" office:value-type="float" office:value="4990.4970291" calcext:value-type="float">
            <text:p>4990.4970291</text:p>
          </table:table-cell>
          <table:table-cell table:number-columns-repeated="3"/>
        </table:table-row>
        <table:table-row table:style-name="ro1">
          <table:table-cell office:value-type="float" office:value="48832.6202412" calcext:value-type="float">
            <text:p>48832.6202412</text:p>
          </table:table-cell>
          <table:table-cell table:number-columns-repeated="2"/>
          <table:table-cell table:formula="of:=[.A10]-[.A9]" office:value-type="float" office:value="5631.89729" calcext:value-type="float">
            <text:p>5631.89729</text:p>
          </table:table-cell>
          <table:table-cell table:formula="of:=AVERAGE([.D2:.D10])" office:value-type="float" office:value="5425.84669346667" calcext:value-type="float">
            <text:p>5425.8466934667</text:p>
          </table:table-cell>
          <table:table-cell table:number-columns-repeated="2"/>
        </table:table-row>
        <table:table-row table:style-name="ro1">
          <table:table-cell table:formula="of:=[.A10]+[.B11]" office:value-type="float" office:value="54971.55396417" calcext:value-type="float">
            <text:p>54971.55396417</text:p>
          </table:table-cell>
          <table:table-cell office:value-type="float" office:value="6138.93372297" calcext:value-type="float">
            <text:p>6138.93372297</text:p>
          </table:table-cell>
          <table:table-cell/>
          <table:table-cell table:formula="of:=[.A11]-[.A10]" office:value-type="float" office:value="6138.93372297" calcext:value-type="float">
            <text:p>6138.93372297</text:p>
          </table:table-cell>
          <table:table-cell table:number-columns-repeated="3"/>
        </table:table-row>
        <table:table-row table:style-name="ro1">
          <table:table-cell office:value-type="float" office:value="62425.298665" calcext:value-type="float">
            <text:p>62425.298665</text:p>
          </table:table-cell>
          <table:table-cell table:number-columns-repeated="2"/>
          <table:table-cell table:formula="of:=[.A12]-[.A11]" office:value-type="float" office:value="7453.74470083" calcext:value-type="float">
            <text:p>7453.74470083</text:p>
          </table:table-cell>
          <table:table-cell table:number-columns-repeated="3"/>
        </table:table-row>
        <table:table-row table:style-name="ro1">
          <table:table-cell office:value-type="float" office:value="70168.472945" calcext:value-type="float">
            <text:p>70168.472945</text:p>
          </table:table-cell>
          <table:table-cell table:number-columns-repeated="2"/>
          <table:table-cell table:formula="of:=[.A13]-[.A12]" office:value-type="float" office:value="7743.17428" calcext:value-type="float">
            <text:p>7743.17428</text:p>
          </table:table-cell>
          <table:table-cell table:number-columns-repeated="3"/>
        </table:table-row>
        <table:table-row table:style-name="ro1">
          <table:table-cell office:value-type="float" office:value="79184.4572101" calcext:value-type="float">
            <text:p>79184.4572101</text:p>
          </table:table-cell>
          <table:table-cell table:number-columns-repeated="2"/>
          <table:table-cell table:formula="of:=[.A14]-[.A13]" office:value-type="float" office:value="9015.98426509999" calcext:value-type="float">
            <text:p>9015.9842651</text:p>
          </table:table-cell>
          <table:table-cell table:number-columns-repeated="3"/>
        </table:table-row>
        <table:table-row table:style-name="ro1">
          <table:table-cell office:value-type="float" office:value="87344.6723361" calcext:value-type="float">
            <text:p>87344.6723361</text:p>
          </table:table-cell>
          <table:table-cell table:number-columns-repeated="2"/>
          <table:table-cell table:formula="of:=[.A15]-[.A14]" office:value-type="float" office:value="8160.21512600001" calcext:value-type="float">
            <text:p>8160.215126</text:p>
          </table:table-cell>
          <table:table-cell table:number-columns-repeated="3"/>
        </table:table-row>
        <table:table-row table:style-name="ro1">
          <table:table-cell office:value-type="float" office:value="93137.5320861" calcext:value-type="float">
            <text:p>93137.5320861</text:p>
          </table:table-cell>
          <table:table-cell table:number-columns-repeated="2"/>
          <table:table-cell table:formula="of:=[.A16]-[.A15]" office:value-type="float" office:value="5792.85974999999" calcext:value-type="float">
            <text:p>5792.85975</text:p>
          </table:table-cell>
          <table:table-cell table:number-columns-repeated="3"/>
        </table:table-row>
        <table:table-row table:style-name="ro1">
          <table:table-cell office:value-type="float" office:value="98549.0159712" calcext:value-type="float">
            <text:p>98549.0159712</text:p>
          </table:table-cell>
          <table:table-cell table:number-columns-repeated="2"/>
          <table:table-cell table:formula="of:=[.A17]-[.A16]" office:value-type="float" office:value="5411.48388510001" calcext:value-type="float">
            <text:p>5411.4838851</text:p>
          </table:table-cell>
          <table:table-cell table:number-columns-repeated="3"/>
        </table:table-row>
        <table:table-row table:style-name="ro1">
          <table:table-cell office:value-type="float" office:value="103718.400439" calcext:value-type="float">
            <text:p>103718.400439</text:p>
          </table:table-cell>
          <table:table-cell table:number-columns-repeated="2"/>
          <table:table-cell table:formula="of:=[.A18]-[.A17]" office:value-type="float" office:value="5169.3844678" calcext:value-type="float">
            <text:p>5169.3844678</text:p>
          </table:table-cell>
          <table:table-cell table:number-columns-repeated="3"/>
        </table:table-row>
        <table:table-row table:style-name="ro1">
          <table:table-cell office:value-type="float" office:value="108707.752419" calcext:value-type="float">
            <text:p>108707.752419</text:p>
          </table:table-cell>
          <table:table-cell table:number-columns-repeated="2"/>
          <table:table-cell table:formula="of:=[.A19]-[.A18]" office:value-type="float" office:value="4989.35197999999" calcext:value-type="float">
            <text:p>4989.35198</text:p>
          </table:table-cell>
          <table:table-cell table:number-columns-repeated="3"/>
        </table:table-row>
        <table:table-row table:style-name="ro1">
          <table:table-cell office:value-type="float" office:value="114111.449996" calcext:value-type="float">
            <text:p>114111.449996</text:p>
          </table:table-cell>
          <table:table-cell table:number-columns-repeated="2"/>
          <table:table-cell table:formula="of:=[.A20]-[.A19]" office:value-type="float" office:value="5403.697577" calcext:value-type="float">
            <text:p>5403.697577</text:p>
          </table:table-cell>
          <table:table-cell table:formula="of:=AVERAGE([.D12:.D20])" office:value-type="float" office:value="6571.09955909222" calcext:value-type="float">
            <text:p>6571.0995590922</text:p>
          </table:table-cell>
          <table:table-cell table:number-columns-repeated="2"/>
        </table:table-row>
        <table:table-row table:style-name="ro1">
          <table:table-cell table:formula="of:=[.A20]+[.B21]" office:value-type="float" office:value="119920.71289898" calcext:value-type="float">
            <text:p>119920.71289898</text:p>
          </table:table-cell>
          <table:table-cell office:value-type="float" office:value="5809.26290298" calcext:value-type="float">
            <text:p>5809.26290298</text:p>
          </table:table-cell>
          <table:table-cell/>
          <table:table-cell table:formula="of:=[.A21]-[.A20]" office:value-type="float" office:value="5809.26290298" calcext:value-type="float">
            <text:p>5809.26290298</text:p>
          </table:table-cell>
          <table:table-cell table:number-columns-repeated="3"/>
        </table:table-row>
        <table:table-row table:style-name="ro1">
          <table:table-cell office:value-type="float" office:value="125348.874678" calcext:value-type="float">
            <text:p>125348.874678</text:p>
          </table:table-cell>
          <table:table-cell table:number-columns-repeated="2"/>
          <table:table-cell table:formula="of:=[.A22]-[.A21]" office:value-type="float" office:value="5428.16177902" calcext:value-type="float">
            <text:p>5428.16177902</text:p>
          </table:table-cell>
          <table:table-cell table:number-columns-repeated="3"/>
        </table:table-row>
        <table:table-row table:style-name="ro1">
          <table:table-cell office:value-type="float" office:value="131554.017646" calcext:value-type="float">
            <text:p>131554.017646</text:p>
          </table:table-cell>
          <table:table-cell table:number-columns-repeated="2"/>
          <table:table-cell table:formula="of:=[.A23]-[.A22]" office:value-type="float" office:value="6205.142968" calcext:value-type="float">
            <text:p>6205.142968</text:p>
          </table:table-cell>
          <table:table-cell table:number-columns-repeated="3"/>
        </table:table-row>
        <table:table-row table:style-name="ro1">
          <table:table-cell office:value-type="float" office:value="137705.096776" calcext:value-type="float">
            <text:p>137705.096776</text:p>
          </table:table-cell>
          <table:table-cell table:number-columns-repeated="2"/>
          <table:table-cell table:formula="of:=[.A24]-[.A23]" office:value-type="float" office:value="6151.07913" calcext:value-type="float">
            <text:p>6151.07913</text:p>
          </table:table-cell>
          <table:table-cell table:number-columns-repeated="3"/>
        </table:table-row>
        <table:table-row table:style-name="ro1">
          <table:table-cell office:value-type="float" office:value="143496.777377" calcext:value-type="float">
            <text:p>143496.777377</text:p>
          </table:table-cell>
          <table:table-cell table:number-columns-repeated="2"/>
          <table:table-cell table:formula="of:=[.A25]-[.A24]" office:value-type="float" office:value="5791.680601" calcext:value-type="float">
            <text:p>5791.680601</text:p>
          </table:table-cell>
          <table:table-cell table:number-columns-repeated="3"/>
        </table:table-row>
        <table:table-row table:style-name="ro1">
          <table:table-cell office:value-type="float" office:value="149193.763144" calcext:value-type="float">
            <text:p>149193.763144</text:p>
          </table:table-cell>
          <table:table-cell table:number-columns-repeated="2"/>
          <table:table-cell table:formula="of:=[.A26]-[.A25]" office:value-type="float" office:value="5696.98576700001" calcext:value-type="float">
            <text:p>5696.985767</text:p>
          </table:table-cell>
          <table:table-cell table:number-columns-repeated="3"/>
        </table:table-row>
        <table:table-row table:style-name="ro1">
          <table:table-cell office:value-type="float" office:value="154486.563805" calcext:value-type="float">
            <text:p>154486.563805</text:p>
          </table:table-cell>
          <table:table-cell table:number-columns-repeated="2"/>
          <table:table-cell table:formula="of:=[.A27]-[.A26]" office:value-type="float" office:value="5292.80066100002" calcext:value-type="float">
            <text:p>5292.800661</text:p>
          </table:table-cell>
          <table:table-cell table:number-columns-repeated="3"/>
        </table:table-row>
        <table:table-row table:style-name="ro1">
          <table:table-cell office:value-type="float" office:value="159405.824373" calcext:value-type="float">
            <text:p>159405.824373</text:p>
          </table:table-cell>
          <table:table-cell table:number-columns-repeated="2"/>
          <table:table-cell table:formula="of:=[.A28]-[.A27]" office:value-type="float" office:value="4919.260568" calcext:value-type="float">
            <text:p>4919.260568</text:p>
          </table:table-cell>
          <table:table-cell table:number-columns-repeated="3"/>
        </table:table-row>
        <table:table-row table:style-name="ro1">
          <table:table-cell office:value-type="float" office:value="164554.277009" calcext:value-type="float">
            <text:p>164554.277009</text:p>
          </table:table-cell>
          <table:table-cell table:number-columns-repeated="2"/>
          <table:table-cell table:formula="of:=[.A29]-[.A28]" office:value-type="float" office:value="5148.452636" calcext:value-type="float">
            <text:p>5148.452636</text:p>
          </table:table-cell>
          <table:table-cell table:number-columns-repeated="3"/>
        </table:table-row>
        <table:table-row table:style-name="ro1">
          <table:table-cell office:value-type="float" office:value="171446.305097" calcext:value-type="float">
            <text:p>171446.305097</text:p>
          </table:table-cell>
          <table:table-cell table:number-columns-repeated="2"/>
          <table:table-cell table:formula="of:=[.A30]-[.A29]" office:value-type="float" office:value="6892.02808799999" calcext:value-type="float">
            <text:p>6892.028088</text:p>
          </table:table-cell>
          <table:table-cell table:formula="of:=AVERAGE([.D22:.D30])" office:value-type="float" office:value="5725.06579978" calcext:value-type="float">
            <text:p>5725.06579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58.75981092" calcext:value-type="float">
            <text:p>6858.75981092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E10];[.E20];[.E30])" office:value-type="float" office:value="5907.33735077963" calcext:value-type="float">
            <text:p>5907.3373507796</text:p>
          </table:table-cell>
          <table:table-cell table:formula="of:=MAX([.D2:.D30])" office:value-type="float" office:value="9015.98426509999" calcext:value-type="float">
            <text:p>9015.9842651</text:p>
          </table:table-cell>
          <table:table-cell table:formula="of:=MIN([.D2:.D30])" office:value-type="float" office:value="4838.4865081" calcext:value-type="float">
            <text:p>4838.4865081</text:p>
          </table:table-cell>
        </table:table-row>
        <table:table-row table:style-name="ro1">
          <table:table-cell/>
          <table:table-cell table:formula="of:=AVERAGE([.B11];[.B21];[.B31])" office:value-type="float" office:value="6268.98547895667" calcext:value-type="float">
            <text:p>6268.9854789567</text:p>
          </table:table-cell>
          <table:table-cell table:number-columns-repeated="2"/>
          <table:table-cell table:formula="of:=[.E32]/(60*60)" office:value-type="float" office:value="1.64092704188323" calcext:value-type="float">
            <text:p>1.6409270419</text:p>
          </table:table-cell>
          <table:table-cell table:formula="of:=[.F32]/(60*60)" office:value-type="float" office:value="2.50444007363889" calcext:value-type="float">
            <text:p>2.5044400736</text:p>
          </table:table-cell>
          <table:table-cell table:formula="of:=[.G32]/(60*60)" office:value-type="float" office:value="1.34402403002778" calcext:value-type="float">
            <text:p>1.34402403</text:p>
          </table:table-cell>
        </table:table-row>
        <table:table-row table:style-name="ro1">
          <table:table-cell/>
          <table:table-cell table:formula="of:=[.B33]/(60*60)" office:value-type="float" office:value="1.74138485526574" calcext:value-type="float">
            <text:p>1.741384855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3:11:28.837355819</meta:creation-date>
    <dc:date>2018-07-06T13:44:54.638068808</dc:date>
    <meta:editing-duration>PT6M37S</meta:editing-duration>
    <meta:editing-cycles>1</meta:editing-cycles>
    <meta:document-statistic meta:table-count="1" meta:cell-count="72" meta:object-count="0"/>
    <meta:generator>LibreOffice/5.1.6.2$Linux_X86_64 LibreOffice_project/10m0$Build-2</meta:generator>
  </office:meta>
</office:document-meta>
</file>